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declarationVersement/declarationVersementInfoCommun#%</text:p>
      <text:p text:style-name="P3"/>
      <text:p text:style-name="P3">%#include AL/declarationVersement/declarationVersementList#%</text:p>
      <text:p text:style-name="P3"/>
      <text:p text:style-name="P4">%=remLineWhenBlank(declaration_versement_destination_text,-1)=%</text:p>
      <text:p text:style-name="P3"/>
      <text:p text:style-name="P3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/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ta </dc:creator>
    <dc:date>2013-02-19T08:46:49.79</dc:date>
    <meta:editing-cycles>324</meta:editing-cycles>
    <meta:editing-duration>PT18H8M8S</meta:editing-duration>
    <meta:document-statistic meta:table-count="0" meta:image-count="0" meta:object-count="0" meta:page-count="1" meta:paragraph-count="7" meta:word-count="11" meta:character-count="285"/>
    <meta:user-defined meta:name="Info 1"/>
    <meta:user-defined meta:name="Info 2"/>
    <meta:user-defined meta:name="Info 3"/>
    <meta:user-defined meta:name="Info 4"/>
  </office:meta>
</office:document-meta>
</file>